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loext:graphic-properties draw:fill-gradient-name="gradient" draw:fill-hatch-name="hatch"/>
      <style:paragraph-properties fo:margin-top="0in" fo:margin-bottom="0in" style:contextual-spacing="false" fo:line-height="100%"/>
    </style:style>
    <style:style style:name="P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</style:style>
    <style:style style:name="P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officeooo:paragraph-rsid="001dd89e"/>
    </style:style>
    <style:style style:name="P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font-weight="bold" style:font-weight-asian="bold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font-weight="bold" officeooo:paragraph-rsid="001dd89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1">Smoothies</text:h>
        <text:p text:style-name="P2"><text:span text:style-name="T1">Coffee Smoothie</text:span></text:p>
        <text:p text:style-name="P2">- 1 tablespoon chia seeds</text:p>
        <text:p text:style-name="P2">- 1/2 cup milk</text:p>
        <text:p text:style-name="P2">- 1 cup cold brew or cold strong coffee</text:p>
        <text:p text:style-name="P2">- 1 ripe banana, cut into chunks and frozen</text:p>
        <text:p text:style-name="P2">- 1 tablespoon almond butter</text:p>
        <text:p text:style-name="P2">- 1 teaspoon vanilla extract</text:p>
        <text:p text:style-name="P2">- 1 large pitted Medjool date</text:p>
        <text:p text:style-name="P2">- 1 teaspoon cocoa powder</text:p>
        <text:p text:style-name="P2">- 2 ice cubes</text:p>
        <text:p text:style-name="P2"/>
        <text:p text:style-name="P2"><text:span text:style-name="T1">Green Tea Green Smoothie</text:span></text:p>
        <text:p text:style-name="P2"><text:s text:c="4"/>1 1/2 cups green grapes</text:p>
        <text:p text:style-name="P2"><text:s text:c="4"/>1 cup baby spinach</text:p>
        <text:p text:style-name="P2"><text:s text:c="4"/>1 cup frozen banana slices</text:p>
        <text:p text:style-name="P2"><text:s text:c="4"/>1 cup green tea decaf for kids</text:p>
        <text:p text:style-name="P2"/>
        <text:p text:style-name="P4">Mint Green Tea Smoothie</text:p>
        <text:p text:style-name="P2"><text:s text:c="4"/>1 green tea bag</text:p>
        <text:p text:style-name="P2"><text:s text:c="4"/>2 coins of peeled ginger</text:p>
        <text:p text:style-name="P2"><text:s text:c="4"/>1 cup boiling water</text:p>
        <text:p text:style-name="P2"><text:s text:c="4"/>1 cup baby spinach</text:p>
        <text:p text:style-name="P2"><text:s text:c="4"/>1 to 2 sprigs of fresh mint, leaves only</text:p>
        <text:p text:style-name="P2"><text:s text:c="4"/>1 cup diced pineapple (fresh or frozen)</text:p>
        <text:p text:style-name="P2"><text:s text:c="4"/>1 ripe pear, cored and cubed</text:p>
        <text:p text:style-name="P2"><text:s text:c="4"/>Small pinch of kosher salt</text:p>
        <text:p text:style-name="P2"><text:s text:c="4"/>1/2 cup crushed ice</text:p>
        <text:p text:style-name="P2"><text:s text:c="4"/>Honey, to taste</text:p>
        <text:p text:style-name="P2"><text:s text:c="4"/>Fresh lemon juice, to taste</text:p>
        <text:p text:style-name="P2"><text:s text:c="8"/></text:p>
        <text:p text:style-name="P2"><text:s text:c="4"/>Brew green tea with ginger (tea 2 min, then 3 more min with the ginger). Cool. Then mix all.</text:p>
        <text:p text:style-name="P2"/>
        <text:p text:style-name="P4">Raspberry Green Tea Smoothie</text:p>
        <text:p text:style-name="P2"><text:s text:c="4"/>1 cup green tea chilled</text:p>
        <text:p text:style-name="P2"><text:s text:c="4"/>1/2 cup plain non fat Greek yogurt</text:p>
        <text:p text:style-name="P2"><text:s text:c="4"/>1 cup raspberries fresh or frozen</text:p>
        <text:p text:style-name="P2"><text:s text:c="4"/>1 large frozen banana cut into chunks</text:p>
        <text:p text:style-name="P2"><text:s text:c="4"/>1 tablespoon honey</text:p>
        <text:p text:style-name="P2"><text:s text:c="4"/>1/2 teaspoon vanilla extract</text:p>
        <text:p text:style-name="P2"><text:s text:c="4"/>1/2 cup ice</text:p>
        <text:p text:style-name="P2"/>
        <text:p text:style-name="P5">Good Green Tea Smoothie</text:p>
        <text:p text:style-name="P3"><text:s text:c="4"/>3 cups frozen white grapes</text:p>
        <text:p text:style-name="P3"><text:s text:c="4"/>2 packed cups baby spinach</text:p>
        <text:p text:style-name="P3"><text:s text:c="4"/>1 1/2 cups strong brewed green tea (see Tip), cooled</text:p>
        <text:p text:style-name="P3"><text:s text:c="4"/>1 medium ripe avocado</text:p>
        <text:p text:style-name="P3"><text:s text:c="4"/>2 teaspoons honey</text:p>
        <text:p text:style-name="P4">Energizing Peach Green Tea Smoothie</text:p>
        <text:p text:style-name="P2"><text:s text:c="4"/>1 cup almond milk</text:p>
        <text:p text:style-name="P2"><text:s text:c="4"/>2 to 3 handfuls of leafy greens</text:p>
        <text:p text:style-name="P2"><text:s text:c="4"/>1 1/2 cups frozen mango</text:p>
        <text:p text:style-name="P2"><text:s text:c="4"/>1 1/2 cups frozen peach slices</text:p>
        <text:p text:style-name="P2"><text:s text:c="4"/>1 tablespoon hemp seeds</text:p>
        <text:p text:style-name="P2"><text:s text:c="4"/>1 tablespoon buckwheat groats</text:p>
        <text:p text:style-name="P2"><text:s text:c="4"/>1 tablespoon maca powder, optional</text:p>
        <text:p text:style-name="P2"><text:s text:c="4"/>1 teaspoon matcha powder</text:p>
        <text:p text:style-name="P2"/>
        <text:p text:style-name="P4">Banana-Berry Green Tea Smoothie</text:p>
        <text:p text:style-name="P2"><text:s text:c="4"/>6 ounces of water + 2 Green Tea Bags</text:p>
        <text:p text:style-name="P2"><text:s text:c="4"/>1 cup frozen triple berry mix</text:p>
        <text:p text:style-name="P2"><text:s text:c="4"/>1/2 small banana sliced</text:p>
        <text:p text:style-name="P2"><text:s text:c="4"/>1 1/2 Tablespoons raw honey</text:p>
        <text:p text:style-name="P2"><text:s text:c="4"/>ice cubes optional</text:p>
        <text:p text:style-name="P2"/>
        <text:p text:style-name="P2"/>
        <text:p text:style-name="P4">Turmeric Green Tea Smoothie</text:p>
        <text:p text:style-name="P2"><text:s text:c="4"/>1/2 teaspoon matcha green tea powder</text:p>
        <text:p text:style-name="P2"><text:s text:c="4"/>1/2 teaspoon turmeric</text:p>
        <text:p text:style-name="P2"><text:s text:c="4"/>1 medium banana</text:p>
        <text:p text:style-name="P2"><text:s text:c="4"/>1/4 avocado</text:p>
        <text:p text:style-name="P2"><text:s text:c="4"/>1 cup fresh spinach</text:p>
        <text:p text:style-name="P2"><text:s text:c="4"/>1 cup unsweetened almond milk</text:p>
        <text:p text:style-name="P2"><text:s text:c="4"/>1 tablespoon agave or maple syrup - add more or less depending on how sweet you like it</text:p>
        <text:p text:style-name="P2"><text:s text:c="4"/>7-10 ice cubes - depending on thickness preferred</text:p>
        <text:p text:style-name="P2"/>
        <text:p text:style-name="P4">Spicy Mango-Banana Bliss</text:p>
        <text:p text:style-name="P2"><text:s text:c="4"/>1 ripe banana</text:p>
        <text:p text:style-name="P2"><text:s text:c="4"/>1 cup frozen mango chunks</text:p>
        <text:p text:style-name="P2"><text:s text:c="4"/>1 cup leafy greens such as spinach or kale</text:p>
        <text:p text:style-name="P2"><text:s text:c="4"/>1 cup coconut water</text:p>
        <text:p text:style-name="P2"><text:s text:c="4"/>1/2 tsp ground cayenne pepper</text:p>
        <text:p text:style-name="P2"><text:s text:c="4"/>1/2 tsp fresh ginger (optional)</text:p>
        <text:p text:style-name="P2"><text:s text:c="4"/>1 Tbsp lemon juice</text:p>
        <text:p text:style-name="P2"/>
        <text:p text:style-name="P4">Coconut Oil Smoothie</text:p>
        <text:p text:style-name="P2"><text:s text:c="4"/>1 medium banana fresh or frozen</text:p>
        <text:p text:style-name="P2"><text:s text:c="4"/>1/2 cup pineapple fresh, frozen or canned</text:p>
        <text:p text:style-name="P2"><text:s text:c="4"/>1/2 cup mango fresh or frozen</text:p>
        <text:p text:style-name="P2"><text:s text:c="4"/>1 Tbsp coconut oil or MCT oil</text:p>
        <text:p text:style-name="P2"><text:s text:c="4"/>1/4 cup spinach fresh or frozen</text:p>
        <text:p text:style-name="P2"><text:s text:c="4"/>1/4 tsp turmeric</text:p>
        <text:p text:style-name="P2"><text:s text:c="4"/>1 Tbsp chia seeds</text:p>
        <text:p text:style-name="P2"><text:s text:c="4"/>1 cup coconut milk or coconut water</text:p>
        <text:p text:style-name="P2"/>
        <text:p text:style-name="P2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5:52:30.518983947</meta:creation-date>
    <dc:date>2025-03-12T15:55:16.930938860</dc:date>
    <meta:editing-duration>PT2M47S</meta:editing-duration>
    <meta:editing-cycles>1</meta:editing-cycles>
    <meta:document-statistic meta:table-count="0" meta:image-count="0" meta:object-count="0" meta:page-count="1" meta:paragraph-count="85" meta:word-count="444" meta:character-count="2569" meta:non-whitespace-character-count="1945"/>
    <meta:generator>LibreOffice/7.3.7.2$Linux_X86_64 LibreOffice_project/30$Build-2</meta:generator>
  </office:meta>
</office:document-meta>
</file>